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2.1161in"/>
    </style:style>
    <style:style style:name="co4" style:family="table-column">
      <style:table-column-properties fo:break-before="auto" style:column-width="3.6709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2571in"/>
    </style:style>
    <style:style style:name="co7" style:family="table-column">
      <style:table-column-properties fo:break-before="auto" style:column-width="2.5134in"/>
    </style:style>
    <style:style style:name="co8" style:family="table-column">
      <style:table-column-properties fo:break-before="auto" style:column-width="4.839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2.0063in"/>
    </style:style>
    <style:style style:name="co11" style:family="table-column">
      <style:table-column-properties fo:break-before="auto" style:column-width="2.4138in"/>
    </style:style>
    <style:style style:name="co12" style:family="table-column">
      <style:table-column-properties fo:break-before="auto" style:column-width="1.4335in"/>
    </style:style>
    <style:style style:name="co13" style:family="table-column">
      <style:table-column-properties fo:break-before="auto" style:column-width="0.8929in"/>
    </style:style>
    <style:style style:name="co14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252in" fo:break-before="auto" style:use-optimal-row-height="false"/>
    </style:style>
    <style:style style:name="ro3" style:family="table-row">
      <style:table-row-properties style:row-height="0.8335in" fo:break-before="auto" style:use-optimal-row-height="false"/>
    </style:style>
    <style:style style:name="ta1" style:family="table" style:master-page-name="PageStyle_5f_Job_20_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ob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49" table:default-cell-style-name="Default"/>
        <table:table-row table:style-name="ro1"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CaseNumber</text:p>
          </table:table-cell>
          <table:table-cell table:style-name="ce1" office:value-type="string" calcext:value-type="string">
            <text:p>Plaintiffs</text:p>
          </table:table-cell>
          <table:table-cell table:style-name="ce1" office:value-type="string" calcext:value-type="string">
            <text:p>Defendants</text:p>
          </table:table-cell>
          <table:table-cell table:style-name="ce1" office:value-type="string" calcext:value-type="string">
            <text:p>TrackingNumber</text:p>
          </table:table-cell>
          <table:table-cell table:style-name="ce1" office:value-type="string" calcext:value-type="string">
            <text:p>Servee</text:p>
          </table:table-cell>
          <table:table-cell table:style-name="ce1" office:value-type="string" calcext:value-type="string">
            <text:p>ServeeAddress</text:p>
          </table:table-cell>
          <table:table-cell table:style-name="ce1" office:value-type="string" calcext:value-type="string">
            <text:p>CourtBranch</text:p>
          </table:table-cell>
          <table:table-cell table:style-name="ce1" office:value-type="string" calcext:value-type="string">
            <text:p>CourtAddress</text:p>
          </table:table-cell>
          <table:table-cell table:style-name="ce1" office:value-type="string" calcext:value-type="string">
            <text:p>HearingDayAndTime</text:p>
          </table:table-cell>
          <table:table-cell table:style-name="ce1" office:value-type="string" calcext:value-type="string">
            <text:p>ServeeStreet</text:p>
          </table:table-cell>
          <table:table-cell table:style-name="ce1" office:value-type="string" calcext:value-type="string">
            <text:p>ServeeCity</text:p>
          </table:table-cell>
          <table:table-cell table:style-name="ce1" office:value-type="string" calcext:value-type="string">
            <text:p>ServeeState</text:p>
          </table:table-cell>
          <table:table-cell table:style-name="ce1" office:value-type="string" calcext:value-type="string">
            <text:p>ServeeZip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54" calcext:value-type="float">
            <text:p>987654</text:p>
          </table:table-cell>
          <table:table-cell table:style-name="ce2" office:value-type="string" calcext:value-type="string">
            <text:p>22000000SP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CHARLOTTE COUNTY, FLORIDA</text:p>
          </table:table-cell>
          <table:table-cell table:style-name="ce2"/>
          <table:table-cell table:style-name="ce2" office:value-type="string" calcext:value-type="string">
            <text:p>Month DD, YYYY at h:mm am/pm</text:p>
          </table:table-cell>
          <table:table-cell table:style-name="ce2" office:value-type="string" calcext:value-type="string">
            <text:p>123456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45" calcext:value-type="float">
            <text:p>12345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55" calcext:value-type="float">
            <text:p>987655</text:p>
          </table:table-cell>
          <table:table-cell table:style-name="ce2" office:value-type="string" calcext:value-type="string">
            <text:p>11-2022-SC-000000-0001-XX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79" calcext:value-type="float">
            <text:p>12345679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COLLIER COUNTY, FLORIDA</text:p>
          </table:table-cell>
          <table:table-cell table:style-name="ce2" table:number-columns-repeated="2"/>
          <table:table-cell table:style-name="ce2" office:value-type="string" calcext:value-type="string">
            <text:p>123457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46" calcext:value-type="float">
            <text:p>12346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56" calcext:value-type="float">
            <text:p>987656</text:p>
          </table:table-cell>
          <table:table-cell table:style-name="ce2" office:value-type="string" calcext:value-type="string">
            <text:p>16-2022-SC-000000-XXXX-MA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80" calcext:value-type="float">
            <text:p>12345680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DUVAL COUNTY, FLORIDA</text:p>
          </table:table-cell>
          <table:table-cell table:style-name="ce2" table:number-columns-repeated="2"/>
          <table:table-cell table:style-name="ce2" office:value-type="string" calcext:value-type="string">
            <text:p>123458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47" calcext:value-type="float">
            <text:p>12347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57" calcext:value-type="float">
            <text:p>987657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81" calcext:value-type="float">
            <text:p>12345681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DUVAL COUNTY, FLORIDA</text:p>
          </table:table-cell>
          <table:table-cell table:style-name="ce2" table:number-columns-repeated="2"/>
          <table:table-cell table:style-name="ce2" office:value-type="string" calcext:value-type="string">
            <text:p>123459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48" calcext:value-type="float">
            <text:p>12348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58" calcext:value-type="float">
            <text:p>987658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82" calcext:value-type="float">
            <text:p>12345682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DUVAL COUNTY, FLORIDA</text:p>
          </table:table-cell>
          <table:table-cell table:style-name="ce2" table:number-columns-repeated="2"/>
          <table:table-cell table:style-name="ce2" office:value-type="string" calcext:value-type="string">
            <text:p>123460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49" calcext:value-type="float">
            <text:p>12349</text:p>
          </table:table-cell>
          <table:table-cell table:number-columns-repeated="49"/>
        </table:table-row>
        <table:table-row table:style-name="ro3">
          <table:table-cell table:style-name="ce2" office:value-type="string" calcext:value-type="string">
            <text:p>nickname</text:p>
          </table:table-cell>
          <table:table-cell table:style-name="ce2" office:value-type="float" office:value="987659" calcext:value-type="float">
            <text:p>987659</text:p>
          </table:table-cell>
          <table:table-cell table:style-name="ce2" office:value-type="string" calcext:value-type="string">
            <text:p>2022 SC 000000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83" calcext:value-type="float">
            <text:p>12345683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ESCAMBIA COUNTY, FLORIDA</text:p>
          </table:table-cell>
          <table:table-cell table:style-name="ce2" table:number-columns-repeated="2"/>
          <table:table-cell table:style-name="ce2" office:value-type="string" calcext:value-type="string">
            <text:p>123461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50" calcext:value-type="float">
            <text:p>12350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60" calcext:value-type="float">
            <text:p>987660</text:p>
          </table:table-cell>
          <table:table-cell table:style-name="ce2" office:value-type="string" calcext:value-type="string">
            <text:p>22000000SPAXMX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84" calcext:value-type="float">
            <text:p>12345684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HIGHLANDS COUNTY, FLORIDA</text:p>
          </table:table-cell>
          <table:table-cell table:style-name="ce2" table:number-columns-repeated="2"/>
          <table:table-cell table:style-name="ce2" office:value-type="string" calcext:value-type="string">
            <text:p>123462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51" calcext:value-type="float">
            <text:p>12351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61" calcext:value-type="float">
            <text:p>987661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85" calcext:value-type="float">
            <text:p>12345685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INDIAN RIVER COUNTY, FLORIDA</text:p>
          </table:table-cell>
          <table:table-cell table:style-name="ce2" table:number-columns-repeated="2"/>
          <table:table-cell table:style-name="ce2" office:value-type="string" calcext:value-type="string">
            <text:p>123463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52" calcext:value-type="float">
            <text:p>12352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62" calcext:value-type="float">
            <text:p>987662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86" calcext:value-type="float">
            <text:p>12345686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LAKE COUNTY, FLORIDA</text:p>
          </table:table-cell>
          <table:table-cell table:style-name="ce2" table:number-columns-repeated="2"/>
          <table:table-cell table:style-name="ce2" office:value-type="string" calcext:value-type="string">
            <text:p>123464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53" calcext:value-type="float">
            <text:p>12353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63" calcext:value-type="float">
            <text:p>987663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87" calcext:value-type="float">
            <text:p>12345687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LAKE COUNTY, FLORIDA</text:p>
          </table:table-cell>
          <table:table-cell table:style-name="ce2" table:number-columns-repeated="2"/>
          <table:table-cell table:style-name="ce2" office:value-type="string" calcext:value-type="string">
            <text:p>123465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54" calcext:value-type="float">
            <text:p>12354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64" calcext:value-type="float">
            <text:p>98766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88" calcext:value-type="float">
            <text:p>12345688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LEON COUNTY, FLORIDA</text:p>
          </table:table-cell>
          <table:table-cell table:style-name="ce2" table:number-columns-repeated="2"/>
          <table:table-cell table:style-name="ce2" office:value-type="string" calcext:value-type="string">
            <text:p>123466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55" calcext:value-type="float">
            <text:p>12355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65" calcext:value-type="float">
            <text:p>987665</text:p>
          </table:table-cell>
          <table:table-cell table:style-name="ce2" office:value-type="string" calcext:value-type="string">
            <text:p>22SC0000000AX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89" calcext:value-type="float">
            <text:p>12345689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MARION COUNTY, FLORIDA</text:p>
          </table:table-cell>
          <table:table-cell table:style-name="ce2" table:number-columns-repeated="2"/>
          <table:table-cell table:style-name="ce2" office:value-type="string" calcext:value-type="string">
            <text:p>123467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56" calcext:value-type="float">
            <text:p>12356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66" calcext:value-type="float">
            <text:p>987666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90" calcext:value-type="float">
            <text:p>12345690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NASSAU COUNTY, FLORIDA</text:p>
          </table:table-cell>
          <table:table-cell table:style-name="ce2" table:number-columns-repeated="2"/>
          <table:table-cell table:style-name="ce2" office:value-type="string" calcext:value-type="string">
            <text:p>123468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57" calcext:value-type="float">
            <text:p>12357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67" calcext:value-type="float">
            <text:p>987667</text:p>
          </table:table-cell>
          <table:table-cell table:style-name="ce2" office:value-type="string" calcext:value-type="string">
            <text:p>2022 SC 000000 F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91" calcext:value-type="float">
            <text:p>12345691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OKALOOSA COUNTY, FLORIDA</text:p>
          </table:table-cell>
          <table:table-cell table:style-name="ce2" table:number-columns-repeated="2"/>
          <table:table-cell table:style-name="ce2" office:value-type="string" calcext:value-type="string">
            <text:p>123469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58" calcext:value-type="float">
            <text:p>12358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68" calcext:value-type="float">
            <text:p>987668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92" calcext:value-type="float">
            <text:p>12345692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ORANGE COUNTY, FLORIDA</text:p>
          </table:table-cell>
          <table:table-cell table:style-name="ce2" table:number-columns-repeated="2"/>
          <table:table-cell table:style-name="ce2" office:value-type="string" calcext:value-type="string">
            <text:p>123470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59" calcext:value-type="float">
            <text:p>12359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69" calcext:value-type="float">
            <text:p>987669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93" calcext:value-type="float">
            <text:p>12345693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ORANGE COUNTY, FLORIDA</text:p>
          </table:table-cell>
          <table:table-cell table:style-name="ce2" table:number-columns-repeated="2"/>
          <table:table-cell table:style-name="ce2" office:value-type="string" calcext:value-type="string">
            <text:p>123471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60" calcext:value-type="float">
            <text:p>12360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70" calcext:value-type="float">
            <text:p>987670</text:p>
          </table:table-cell>
          <table:table-cell table:style-name="ce2" office:value-type="string" calcext:value-type="string">
            <text:p>2022-SC-000000-O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94" calcext:value-type="float">
            <text:p>12345694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ORANGE COUNTY, FLORIDA</text:p>
          </table:table-cell>
          <table:table-cell table:style-name="ce2" table:number-columns-repeated="2"/>
          <table:table-cell table:style-name="ce2" office:value-type="string" calcext:value-type="string">
            <text:p>123472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61" calcext:value-type="float">
            <text:p>12361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71" calcext:value-type="float">
            <text:p>987671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95" calcext:value-type="float">
            <text:p>12345695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ORANGE COUNTY, FLORIDA</text:p>
          </table:table-cell>
          <table:table-cell table:style-name="ce2" table:number-columns-repeated="2"/>
          <table:table-cell table:style-name="ce2" office:value-type="string" calcext:value-type="string">
            <text:p>123473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62" calcext:value-type="float">
            <text:p>12362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72" calcext:value-type="float">
            <text:p>987672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96" calcext:value-type="float">
            <text:p>12345696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ORANGE COUNTY, FLORIDA</text:p>
          </table:table-cell>
          <table:table-cell table:style-name="ce2" table:number-columns-repeated="2"/>
          <table:table-cell table:style-name="ce2" office:value-type="string" calcext:value-type="string">
            <text:p>123474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63" calcext:value-type="float">
            <text:p>12363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73" calcext:value-type="float">
            <text:p>987673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97" calcext:value-type="float">
            <text:p>12345697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ORANGE COUNTY, FLORIDA</text:p>
          </table:table-cell>
          <table:table-cell table:style-name="ce2" table:number-columns-repeated="2"/>
          <table:table-cell table:style-name="ce2" office:value-type="string" calcext:value-type="string">
            <text:p>123475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64" calcext:value-type="float">
            <text:p>12364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74" calcext:value-type="float">
            <text:p>987674</text:p>
          </table:table-cell>
          <table:table-cell table:style-name="ce2" office:value-type="string" calcext:value-type="string">
            <text:p>2022 SC 000000 SP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98" calcext:value-type="float">
            <text:p>12345698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OSCEOLA COUNTY, FLORIDA</text:p>
          </table:table-cell>
          <table:table-cell table:style-name="ce2" table:number-columns-repeated="2"/>
          <table:table-cell table:style-name="ce2" office:value-type="string" calcext:value-type="string">
            <text:p>123476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65" calcext:value-type="float">
            <text:p>12365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75" calcext:value-type="float">
            <text:p>987675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699" calcext:value-type="float">
            <text:p>12345699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OSCEOLA COUNTY, FLORIDA</text:p>
          </table:table-cell>
          <table:table-cell table:style-name="ce2" table:number-columns-repeated="2"/>
          <table:table-cell table:style-name="ce2" office:value-type="string" calcext:value-type="string">
            <text:p>123477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66" calcext:value-type="float">
            <text:p>12366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76" calcext:value-type="float">
            <text:p>987676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00" calcext:value-type="float">
            <text:p>12345700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OSCEOLA COUNTY, FLORIDA</text:p>
          </table:table-cell>
          <table:table-cell table:style-name="ce2" table:number-columns-repeated="2"/>
          <table:table-cell table:style-name="ce2" office:value-type="string" calcext:value-type="string">
            <text:p>123478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67" calcext:value-type="float">
            <text:p>12367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77" calcext:value-type="float">
            <text:p>987677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01" calcext:value-type="float">
            <text:p>12345701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OSCEOLA COUNTY, FLORIDA</text:p>
          </table:table-cell>
          <table:table-cell table:style-name="ce2" table:number-columns-repeated="2"/>
          <table:table-cell table:style-name="ce2" office:value-type="string" calcext:value-type="string">
            <text:p>123479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68" calcext:value-type="float">
            <text:p>12368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78" calcext:value-type="float">
            <text:p>987678</text:p>
          </table:table-cell>
          <table:table-cell table:style-name="ce2" office:value-type="string" calcext:value-type="string">
            <text:p>502022SC000000XXXXNB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02" calcext:value-type="float">
            <text:p>12345702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ALM BEACH COUNTY, FLORIDA</text:p>
          </table:table-cell>
          <table:table-cell table:style-name="ce2" table:number-columns-repeated="2"/>
          <table:table-cell table:style-name="ce2" office:value-type="string" calcext:value-type="string">
            <text:p>123480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69" calcext:value-type="float">
            <text:p>12369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79" calcext:value-type="float">
            <text:p>987679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03" calcext:value-type="float">
            <text:p>12345703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ALM BEACH COUNTY, FLORIDA</text:p>
          </table:table-cell>
          <table:table-cell table:style-name="ce2" table:number-columns-repeated="2"/>
          <table:table-cell table:style-name="ce2" office:value-type="string" calcext:value-type="string">
            <text:p>123481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70" calcext:value-type="float">
            <text:p>12370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80" calcext:value-type="float">
            <text:p>987680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04" calcext:value-type="float">
            <text:p>12345704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ALM BEACH COUNTY, FLORIDA</text:p>
          </table:table-cell>
          <table:table-cell table:style-name="ce2" table:number-columns-repeated="2"/>
          <table:table-cell table:style-name="ce2" office:value-type="string" calcext:value-type="string">
            <text:p>123482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71" calcext:value-type="float">
            <text:p>12371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81" calcext:value-type="float">
            <text:p>987681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05" calcext:value-type="float">
            <text:p>12345705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ALM BEACH COUNTY, FLORIDA</text:p>
          </table:table-cell>
          <table:table-cell table:style-name="ce2" table:number-columns-repeated="2"/>
          <table:table-cell table:style-name="ce2" office:value-type="string" calcext:value-type="string">
            <text:p>123483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72" calcext:value-type="float">
            <text:p>12372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82" calcext:value-type="float">
            <text:p>987682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06" calcext:value-type="float">
            <text:p>12345706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ALM BEACH COUNTY, FLORIDA</text:p>
          </table:table-cell>
          <table:table-cell table:style-name="ce2" table:number-columns-repeated="2"/>
          <table:table-cell table:style-name="ce2" office:value-type="string" calcext:value-type="string">
            <text:p>123484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73" calcext:value-type="float">
            <text:p>12373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83" calcext:value-type="float">
            <text:p>987683</text:p>
          </table:table-cell>
          <table:table-cell table:style-name="ce2" office:value-type="string" calcext:value-type="string">
            <text:p>22-000000-SC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07" calcext:value-type="float">
            <text:p>12345707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INELLAS COUNTY, FLORIDA</text:p>
          </table:table-cell>
          <table:table-cell table:style-name="ce2" table:number-columns-repeated="2"/>
          <table:table-cell table:style-name="ce2" office:value-type="string" calcext:value-type="string">
            <text:p>123485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74" calcext:value-type="float">
            <text:p>12374</text:p>
          </table:table-cell>
          <table:table-cell table:number-columns-repeated="49"/>
        </table:table-row>
        <table:table-row table:style-name="ro3">
          <table:table-cell table:style-name="ce2" office:value-type="string" calcext:value-type="string">
            <text:p>nickname</text:p>
          </table:table-cell>
          <table:table-cell table:style-name="ce2" office:value-type="float" office:value="987684" calcext:value-type="float">
            <text:p>98768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08" calcext:value-type="float">
            <text:p>12345708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INELLAS COUNTY, FLORIDA</text:p>
          </table:table-cell>
          <table:table-cell table:style-name="ce2" table:number-columns-repeated="2"/>
          <table:table-cell table:style-name="ce2" office:value-type="string" calcext:value-type="string">
            <text:p>123486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75" calcext:value-type="float">
            <text:p>12375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85" calcext:value-type="float">
            <text:p>987685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09" calcext:value-type="float">
            <text:p>12345709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INELLAS COUNTY, FLORIDA</text:p>
          </table:table-cell>
          <table:table-cell table:style-name="ce2" table:number-columns-repeated="2"/>
          <table:table-cell table:style-name="ce2" office:value-type="string" calcext:value-type="string">
            <text:p>123487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76" calcext:value-type="float">
            <text:p>12376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86" calcext:value-type="float">
            <text:p>987686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10" calcext:value-type="float">
            <text:p>12345710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INELLAS COUNTY, FLORIDA</text:p>
          </table:table-cell>
          <table:table-cell table:style-name="ce2" table:number-columns-repeated="2"/>
          <table:table-cell table:style-name="ce2" office:value-type="string" calcext:value-type="string">
            <text:p>123488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77" calcext:value-type="float">
            <text:p>12377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87" calcext:value-type="float">
            <text:p>987687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11" calcext:value-type="float">
            <text:p>12345711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INELLAS COUNTY, FLORIDA</text:p>
          </table:table-cell>
          <table:table-cell table:style-name="ce2" table:number-columns-repeated="2"/>
          <table:table-cell table:style-name="ce2" office:value-type="string" calcext:value-type="string">
            <text:p>123489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78" calcext:value-type="float">
            <text:p>12378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88" calcext:value-type="float">
            <text:p>987688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12" calcext:value-type="float">
            <text:p>12345712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INELLAS COUNTY, FLORIDA</text:p>
          </table:table-cell>
          <table:table-cell table:style-name="ce2" table:number-columns-repeated="2"/>
          <table:table-cell table:style-name="ce2" office:value-type="string" calcext:value-type="string">
            <text:p>123490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79" calcext:value-type="float">
            <text:p>12379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89" calcext:value-type="float">
            <text:p>987689</text:p>
          </table:table-cell>
          <table:table-cell table:style-name="ce2" office:value-type="string" calcext:value-type="string">
            <text:p>2022SC000000000000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13" calcext:value-type="float">
            <text:p>12345713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POLK COUNTY, FLORIDA</text:p>
          </table:table-cell>
          <table:table-cell table:style-name="ce2" table:number-columns-repeated="2"/>
          <table:table-cell table:style-name="ce2" office:value-type="string" calcext:value-type="string">
            <text:p>123491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80" calcext:value-type="float">
            <text:p>12380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90" calcext:value-type="float">
            <text:p>987690</text:p>
          </table:table-cell>
          <table:table-cell table:style-name="ce2" office:value-type="string" calcext:value-type="string">
            <text:p>2022 SC 000000 NC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14" calcext:value-type="float">
            <text:p>12345714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SARASOTA COUNTY, FLORIDA</text:p>
          </table:table-cell>
          <table:table-cell table:style-name="ce2" table:number-columns-repeated="2"/>
          <table:table-cell table:style-name="ce2" office:value-type="string" calcext:value-type="string">
            <text:p>123492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81" calcext:value-type="float">
            <text:p>12381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91" calcext:value-type="float">
            <text:p>987691</text:p>
          </table:table-cell>
          <table:table-cell table:style-name="ce2" office:value-type="string" calcext:value-type="string">
            <text:p>2020 SC 000000 SC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15" calcext:value-type="float">
            <text:p>12345715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SARASOTA COUNTY, FLORIDA</text:p>
          </table:table-cell>
          <table:table-cell table:style-name="ce2" table:number-columns-repeated="2"/>
          <table:table-cell table:style-name="ce2" office:value-type="string" calcext:value-type="string">
            <text:p>123493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82" calcext:value-type="float">
            <text:p>12382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92" calcext:value-type="float">
            <text:p>987692</text:p>
          </table:table-cell>
          <table:table-cell table:style-name="ce2" office:value-type="string" calcext:value-type="string">
            <text:p>2022 SC 000000 NC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16" calcext:value-type="float">
            <text:p>12345716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SARASOTA COUNTY, FLORIDA</text:p>
          </table:table-cell>
          <table:table-cell table:style-name="ce2" table:number-columns-repeated="2"/>
          <table:table-cell table:style-name="ce2" office:value-type="string" calcext:value-type="string">
            <text:p>123494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83" calcext:value-type="float">
            <text:p>12383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93" calcext:value-type="float">
            <text:p>987693</text:p>
          </table:table-cell>
          <table:table-cell table:style-name="ce2" office:value-type="string" calcext:value-type="string">
            <text:p>2022SC000000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17" calcext:value-type="float">
            <text:p>12345717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SEMINOLE COUNTY, FLORIDA</text:p>
          </table:table-cell>
          <table:table-cell table:style-name="ce2" table:number-columns-repeated="2"/>
          <table:table-cell table:style-name="ce2" office:value-type="string" calcext:value-type="string">
            <text:p>123495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84" calcext:value-type="float">
            <text:p>12384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nickname</text:p>
          </table:table-cell>
          <table:table-cell table:style-name="ce2" office:value-type="float" office:value="987694" calcext:value-type="float">
            <text:p>987694</text:p>
          </table:table-cell>
          <table:table-cell table:style-name="ce2" office:value-type="string" calcext:value-type="string">
            <text:p>2022 000000 CODL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First last</text:p>
          </table:table-cell>
          <table:table-cell table:style-name="ce2" office:value-type="float" office:value="12345718" calcext:value-type="float">
            <text:p>12345718</text:p>
          </table:table-cell>
          <table:table-cell table:style-name="ce2" office:value-type="string" calcext:value-type="string">
            <text:p>First Last</text:p>
          </table:table-cell>
          <table:table-cell table:style-name="ce3" office:value-type="string" calcext:value-type="string">
            <text:p>First Las</text:p>
            <text:p>12345 Main St</text:p>
            <text:p>City, FL 12345</text:p>
          </table:table-cell>
          <table:table-cell table:style-name="ce2" office:value-type="string" calcext:value-type="string">
            <text:p>IN THE COUNTY COURT IN AND FOR VOLUSIA COUNTY, FLORIDA</text:p>
          </table:table-cell>
          <table:table-cell table:style-name="ce2" table:number-columns-repeated="2"/>
          <table:table-cell table:style-name="ce2" office:value-type="string" calcext:value-type="string">
            <text:p>123496 Main S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12385" calcext:value-type="float">
            <text:p>12385</text:p>
          </table:table-cell>
          <table:table-cell table:number-columns-repeated="4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ob_20_Data" style:display-name="PageStyle_Job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pache POI</meta:initial-creator>
    <meta:creation-date>2022-08-11T14:24:22</meta:creation-date>
    <dc:date>2022-10-22T19:08:21.731000000</dc:date>
    <meta:generator>LibreOffice/6.4.7.2$Windows_X86_64 LibreOffice_project/639b8ac485750d5696d7590a72ef1b496725cfb5</meta:generator>
    <meta:editing-duration>PT3M25S</meta:editing-duration>
    <meta:editing-cycles>1</meta:editing-cycles>
    <meta:document-statistic meta:table-count="1" meta:cell-count="5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